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fc4e2" officeooo:paragraph-rsid="000fc4e2"/>
    </style:style>
    <style:style style:name="P3" style:family="paragraph" style:parent-style-name="Standard">
      <style:paragraph-properties fo:text-align="start" style:justify-single-word="false"/>
      <style:text-properties officeooo:rsid="000fc4e2" officeooo:paragraph-rsid="000fc4e2"/>
    </style:style>
    <style:style style:name="P4" style:family="paragraph" style:parent-style-name="Standard" style:list-style-name="L26">
      <style:paragraph-properties fo:text-align="start" style:justify-single-word="false"/>
      <style:text-properties fo:font-weight="bold" officeooo:rsid="00143b1c" officeooo:paragraph-rsid="00143b1c" style:font-weight-asian="bold" style:font-weight-complex="bold"/>
    </style:style>
    <style:style style:name="P5" style:family="paragraph" style:parent-style-name="Standard" style:list-style-name="L29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6" style:family="paragraph" style:parent-style-name="Standard" style:list-style-name="L32">
      <style:paragraph-properties fo:text-align="start" style:justify-single-word="false"/>
      <style:text-properties fo:font-weight="bold" officeooo:rsid="00143b1c" officeooo:paragraph-rsid="001451f8" style:font-weight-asian="bold" style:font-weight-complex="bold"/>
    </style:style>
    <style:style style:name="P7" style:family="paragraph" style:parent-style-name="Standard" style:list-style-name="L19">
      <style:paragraph-properties fo:text-align="start" style:justify-single-word="false"/>
      <style:text-properties fo:font-weight="bold" officeooo:paragraph-rsid="00143b1c" style:font-weight-asian="bold" style:font-weight-complex="bold"/>
    </style:style>
    <style:style style:name="P8" style:family="paragraph" style:parent-style-name="Standard" style:list-style-name="L19">
      <style:paragraph-properties fo:text-align="start" style:justify-single-word="false"/>
      <style:text-properties fo:font-weight="bold" officeooo:paragraph-rsid="001451f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fc4e2" officeooo:paragraph-rsid="000fc4e2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0b64c" officeooo:paragraph-rsid="0010b64c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0b64c" officeooo:paragraph-rsid="0010b64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43b1c" officeooo:paragraph-rsid="00143b1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43b1c" officeooo:paragraph-rsid="00143b1c"/>
    </style:style>
    <style:style style:name="P14" style:family="paragraph" style:parent-style-name="Standard" style:list-style-name="L19">
      <style:paragraph-properties fo:text-align="start" style:justify-single-word="false"/>
      <style:text-properties officeooo:rsid="00143b1c" officeooo:paragraph-rsid="00143b1c"/>
    </style:style>
    <style:style style:name="P15" style:family="paragraph" style:parent-style-name="Standard" style:list-style-name="L19">
      <style:paragraph-properties fo:text-align="start" style:justify-single-word="false"/>
      <style:text-properties officeooo:rsid="00143b1c" officeooo:paragraph-rsid="001451f8"/>
    </style:style>
    <style:style style:name="P16" style:family="paragraph" style:parent-style-name="Standard" style:list-style-name="L19">
      <style:paragraph-properties fo:text-align="start" style:justify-single-word="false"/>
      <style:text-properties officeooo:rsid="00143b1c" officeooo:paragraph-rsid="0015eb6d"/>
    </style:style>
    <style:style style:name="P17" style:family="paragraph" style:parent-style-name="Standard" style:list-style-name="L24">
      <style:paragraph-properties fo:text-align="start" style:justify-single-word="false"/>
      <style:text-properties officeooo:rsid="00143b1c" officeooo:paragraph-rsid="00143b1c"/>
    </style:style>
    <style:style style:name="P18" style:family="paragraph" style:parent-style-name="Standard" style:list-style-name="L24">
      <style:paragraph-properties fo:text-align="start" style:justify-single-word="false"/>
      <style:text-properties officeooo:rsid="00143b1c" officeooo:paragraph-rsid="0015eb6d"/>
    </style:style>
    <style:style style:name="P19" style:family="paragraph" style:parent-style-name="Standard" style:list-style-name="L26">
      <style:paragraph-properties fo:text-align="start" style:justify-single-word="false"/>
      <style:text-properties officeooo:rsid="00143b1c" officeooo:paragraph-rsid="00143b1c"/>
    </style:style>
    <style:style style:name="P20" style:family="paragraph" style:parent-style-name="Standard" style:list-style-name="L27">
      <style:paragraph-properties fo:text-align="start" style:justify-single-word="false"/>
      <style:text-properties officeooo:rsid="00143b1c" officeooo:paragraph-rsid="00143b1c"/>
    </style:style>
    <style:style style:name="P21" style:family="paragraph" style:parent-style-name="Standard" style:list-style-name="L27">
      <style:paragraph-properties fo:text-align="start" style:justify-single-word="false"/>
      <style:text-properties officeooo:rsid="00143b1c" officeooo:paragraph-rsid="0015eb6d"/>
    </style:style>
    <style:style style:name="P22" style:family="paragraph" style:parent-style-name="Standard" style:list-style-name="L28">
      <style:paragraph-properties fo:text-align="start" style:justify-single-word="false"/>
      <style:text-properties officeooo:rsid="00143b1c" officeooo:paragraph-rsid="001451f8"/>
    </style:style>
    <style:style style:name="P23" style:family="paragraph" style:parent-style-name="Standard" style:list-style-name="L29">
      <style:paragraph-properties fo:text-align="start" style:justify-single-word="false"/>
      <style:text-properties officeooo:rsid="00143b1c" officeooo:paragraph-rsid="001451f8"/>
    </style:style>
    <style:style style:name="P24" style:family="paragraph" style:parent-style-name="Standard" style:list-style-name="L30">
      <style:paragraph-properties fo:text-align="start" style:justify-single-word="false"/>
      <style:text-properties officeooo:rsid="00143b1c" officeooo:paragraph-rsid="001451f8"/>
    </style:style>
    <style:style style:name="P25" style:family="paragraph" style:parent-style-name="Standard">
      <style:paragraph-properties fo:text-align="start" style:justify-single-word="false"/>
      <style:text-properties officeooo:rsid="00143b1c" officeooo:paragraph-rsid="001451f8"/>
    </style:style>
    <style:style style:name="P26" style:family="paragraph" style:parent-style-name="Standard" style:list-style-name="L31">
      <style:paragraph-properties fo:text-align="start" style:justify-single-word="false"/>
      <style:text-properties officeooo:rsid="00143b1c" officeooo:paragraph-rsid="001451f8"/>
    </style:style>
    <style:style style:name="P27" style:family="paragraph" style:parent-style-name="Standard" style:list-style-name="L32">
      <style:paragraph-properties fo:text-align="start" style:justify-single-word="false"/>
      <style:text-properties officeooo:rsid="00143b1c" officeooo:paragraph-rsid="001451f8"/>
    </style:style>
    <style:style style:name="P28" style:family="paragraph" style:parent-style-name="Standard" style:list-style-name="L33">
      <style:paragraph-properties fo:text-align="start" style:justify-single-word="false"/>
      <style:text-properties officeooo:rsid="00143b1c" officeooo:paragraph-rsid="001451f8"/>
    </style:style>
    <style:style style:name="P29" style:family="paragraph" style:parent-style-name="Standard" style:list-style-name="L31">
      <style:paragraph-properties fo:text-align="start" style:justify-single-word="false"/>
      <style:text-properties officeooo:rsid="001451f8" officeooo:paragraph-rsid="001451f8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3b1c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3b1c" officeooo:paragraph-rsid="001451f8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451f8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451f8" officeooo:paragraph-rsid="0015eb6d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5eb6d" officeooo:paragraph-rsid="0015eb6d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7d432" officeooo:paragraph-rsid="0017d432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6pt" fo:font-weight="bold" officeooo:rsid="0017d432" officeooo:paragraph-rsid="0017d432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7d432" officeooo:paragraph-rsid="0017d432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rsid="000fc4e2" officeooo:paragraph-rsid="000fc4e2"/>
    </style:style>
    <style:style style:name="P40" style:family="paragraph" style:parent-style-name="Table_20_Heading">
      <style:text-properties officeooo:rsid="000fc4e2" officeooo:paragraph-rsid="000fc4e2"/>
    </style:style>
    <style:style style:name="P41" style:family="paragraph">
      <style:paragraph-properties fo:text-align="center"/>
    </style:style>
    <style:style style:name="T1" style:family="text">
      <style:text-properties officeooo:rsid="00143b1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51f8"/>
    </style:style>
    <style:style style:name="T4" style:family="text">
      <style:text-properties officeooo:rsid="0015eb6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2in" fo:min-width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14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IEDB</text:p>
      <text:p text:style-name="P9">International Entertainment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arina Suemi Awoki</text:p>
      <text:p text:style-name="P2">Renato Cordeiro Ferreira</text:p>
      <text:p text:style-name="P2">Ruan de Menezes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genharia de Software, 2º Semestre<text:tab/><text:tab/><text:tab/><text:tab/>Professor: Marco Aurélio Gerosa</text:p>
      <text:p text:style-name="P3"/>
      <table:table table:name="Table1" table:style-name="Table1">
        <table:table-column table:style-name="Table1.A" table:number-columns-repeated="4"/>
        <text:soft-page-break/>
        <table:table-row>
          <table:table-cell table:style-name="Table1.A1" office:value-type="string">
            <text:p text:style-name="P40">Data</text:p>
          </table:table-cell>
          <table:table-cell table:style-name="Table1.A1" office:value-type="string">
            <text:p text:style-name="P40">Versão</text:p>
          </table:table-cell>
          <table:table-cell table:style-name="Table1.A1" office:value-type="string">
            <text:p text:style-name="P40">Descrição</text:p>
          </table:table-cell>
          <table:table-cell table:style-name="Table1.D1" office:value-type="string">
            <text:p text:style-name="P40">Autor</text:p>
          </table:table-cell>
        </table:table-row>
        <table:table-row>
          <table:table-cell table:style-name="Table1.A2" office:value-type="string">
            <text:p text:style-name="P39">28/10/2014</text:p>
          </table:table-cell>
          <table:table-cell table:style-name="Table1.A2" office:value-type="string">
            <text:p text:style-name="P39">0.1</text:p>
          </table:table-cell>
          <table:table-cell table:style-name="Table1.A2" office:value-type="string">
            <text:p text:style-name="P39">Criação do documento</text:p>
          </table:table-cell>
          <table:table-cell table:style-name="Table1.D2" office:value-type="string">
            <text:p text:style-name="P39">Ruan</text:p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38"/>
          </table:table-cell>
        </table:table-row>
        <table:table-row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38"/>
          </table:table-cell>
          <table:table-cell table:style-name="Table1.D2" office:value-type="string">
            <text:p text:style-name="P38"/>
          </table:table-cell>
        </table:table-row>
      </table:table>
      <text:p text:style-name="P2"/>
      <text:p text:style-name="P2"/>
      <text:p text:style-name="P11">Diagrama de casos de uso</text:p>
      <text:p text:style-name="P10"/>
      <text:p text:style-name="P10"><draw:ellipse text:anchor-type="paragraph" draw:z-index="11" draw:style-name="gr3" draw:text-style-name="P41" svg:width="2.5213in" svg:height="0.2295in" svg:x="2.2264in" svg:y="0.1118in"><text:p text:style-name="P41">Criar perfil</text:p></draw:ellipse></text:p>
      <text:p text:style-name="P10"><draw:frame text:anchor-type="paragraph" draw:z-index="47" draw:style-name="gr5" svg:width="0.9898in" svg:height="0.1925in" svg:x="-0.0547in" svg:y="6.1429in"><draw:text-box><text:p>Administrador</text:p></draw:text-box></draw:frame><draw:line text:anchor-type="paragraph" draw:z-index="46" draw:style-name="gr2" draw:text-style-name="P41" svg:x1="0.2992in" svg:y1="5.289in" svg:x2="0.2992in" svg:y2="5.6846in"><text:p/></draw:line><draw:line text:anchor-type="paragraph" draw:z-index="45" draw:style-name="gr2" draw:text-style-name="P41" svg:x1="0.3929in" svg:y1="5.4429in" svg:x2="2.2472in" svg:y2="6.2075in"><text:p/></draw:line><draw:ellipse text:anchor-type="paragraph" draw:z-index="44" draw:style-name="gr3" draw:text-style-name="P41" svg:width="2.5213in" svg:height="0.2295in" svg:x="2.2472in" svg:y="6.089in"><text:p text:style-name="P41">Excluir usuário</text:p></draw:ellipse><draw:ellipse text:anchor-type="paragraph" draw:z-index="43" draw:style-name="gr3" draw:text-style-name="P41" svg:width="2.5213in" svg:height="0.2295in" svg:x="2.2472in" svg:y="5.6201in"><text:p text:style-name="P41">Excluir revisor</text:p></draw:ellipse><draw:line text:anchor-type="paragraph" draw:z-index="42" draw:style-name="gr2" draw:text-style-name="P41" svg:x1="0.5075in" svg:y1="5.339in" svg:x2="2.2472in" svg:y2="5.7181in"><text:p/></draw:line><draw:line text:anchor-type="paragraph" draw:z-index="41" draw:style-name="gr2" draw:text-style-name="P41" svg:x1="0.5598in" svg:y1="5.2492in" svg:x2="2.237in" svg:y2="5.339in"><text:p/></draw:line><draw:line text:anchor-type="paragraph" draw:z-index="40" draw:style-name="gr2" draw:text-style-name="P41" svg:x1="0.5807in" svg:y1="5.0724in" svg:x2="2.2681in" svg:y2="5.0307in"><text:p/></draw:line><draw:ellipse text:anchor-type="paragraph" draw:z-index="39" draw:style-name="gr3" draw:text-style-name="P41" svg:width="2.5213in" svg:height="0.2295in" svg:x="2.2681in" svg:y="4.9201in"><text:p text:style-name="P41">Cadastra revisor</text:p></draw:ellipse><draw:ellipse text:anchor-type="paragraph" draw:z-index="38" draw:style-name="gr3" draw:text-style-name="P41" svg:width="2.5213in" svg:height="0.2295in" svg:x="2.2366in" svg:y="5.239in"><text:p text:style-name="P41">Alterar informações do revisor</text:p></draw:ellipse><draw:line text:anchor-type="paragraph" draw:z-index="37" draw:style-name="gr2" draw:text-style-name="P41" svg:x1="0.2992in" svg:y1="5.6846in" svg:x2="0.4972in" svg:y2="5.9866in"><text:p/></draw:line><draw:line text:anchor-type="paragraph" draw:z-index="36" draw:style-name="gr2" draw:text-style-name="P41" svg:x1="0.2996in" svg:y1="5.6846in" svg:x2="0.0598in" svg:y2="6.0075in"><text:p/></draw:line><draw:line text:anchor-type="paragraph" draw:z-index="35" draw:style-name="gr2" draw:text-style-name="P41" svg:x1="-0.0756in" svg:y1="5.289in" svg:x2="0.7681in" svg:y2="5.289in"><text:p/></draw:line><draw:line text:anchor-type="paragraph" draw:z-index="34" draw:style-name="gr2" draw:text-style-name="P41" svg:x1="0.2992in" svg:y1="4.9453in" svg:x2="0.2992in" svg:y2="5.289in"><text:p/></draw:line><draw:custom-shape text:anchor-type="paragraph" draw:z-index="33" draw:style-name="gr1" draw:text-style-name="P41" svg:width="0.4276in" svg:height="0.4276in" svg:x="0.0807in" svg:y="4.5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style-name="gr2" draw:text-style-name="P41" svg:x1="0.5283in" svg:y1="3.2244in" svg:x2="2.2681in" svg:y2="3.6035in"><text:p/></draw:line><draw:line text:anchor-type="paragraph" draw:z-index="31" draw:style-name="gr2" draw:text-style-name="P41" svg:x1="0.5807in" svg:y1="3.1346in" svg:x2="2.2579in" svg:y2="3.2244in"><text:p/></draw:line><draw:line text:anchor-type="paragraph" draw:z-index="30" draw:style-name="gr2" draw:text-style-name="P41" svg:x1="0.6016in" svg:y1="2.9579in" svg:x2="2.289in" svg:y2="2.9161in"><text:p/></draw:line><draw:line text:anchor-type="paragraph" draw:z-index="29" draw:style-name="gr2" draw:text-style-name="P41" svg:x1="0.3201in" svg:y1="3.1744in" svg:x2="0.3201in" svg:y2="3.5701in"><text:p/></draw:line><draw:frame text:anchor-type="paragraph" draw:z-index="28" draw:style-name="gr5" svg:width="0.9898in" svg:height="0.1925in" svg:x="0.0075in" svg:y="4.1118in"><draw:text-box><text:p>Revisor</text:p></draw:text-box></draw:frame><draw:ellipse text:anchor-type="paragraph" draw:z-index="27" draw:style-name="gr3" draw:text-style-name="P41" svg:width="2.5213in" svg:height="0.2295in" svg:x="2.289in" svg:y="2.8055in"><text:p text:style-name="P41">Editar conteúdo</text:p></draw:ellipse><draw:ellipse text:anchor-type="paragraph" draw:z-index="26" draw:style-name="gr3" draw:text-style-name="P41" svg:width="2.5213in" svg:height="0.2295in" svg:x="2.2575in" svg:y="3.1244in"><text:p text:style-name="P41">Excluir conteúdo</text:p></draw:ellipse><draw:ellipse text:anchor-type="paragraph" draw:z-index="25" draw:style-name="gr3" draw:text-style-name="P41" svg:width="2.5213in" svg:height="0.2295in" svg:x="2.2681in" svg:y="3.4846in"><text:p text:style-name="P41">Publicar informações válidas</text:p></draw:ellipse><draw:line text:anchor-type="paragraph" draw:z-index="24" draw:style-name="gr2" draw:text-style-name="P41" svg:x1="0.3201in" svg:y1="3.5701in" svg:x2="0.5181in" svg:y2="3.872in"><text:p/></draw:line><draw:line text:anchor-type="paragraph" draw:z-index="23" draw:style-name="gr2" draw:text-style-name="P41" svg:x1="0.3205in" svg:y1="3.5701in" svg:x2="0.0807in" svg:y2="3.8929in"><text:p/></draw:line><draw:line text:anchor-type="paragraph" draw:z-index="22" draw:style-name="gr2" draw:text-style-name="P41" svg:x1="-0.0547in" svg:y1="3.1744in" svg:x2="0.789in" svg:y2="3.1744in"><text:p/></draw:line><draw:line text:anchor-type="paragraph" draw:z-index="21" draw:style-name="gr2" draw:text-style-name="P41" svg:x1="0.3201in" svg:y1="2.8307in" svg:x2="0.3201in" svg:y2="3.1744in"><text:p/></draw:line><draw:custom-shape text:anchor-type="paragraph" draw:z-index="20" draw:style-name="gr1" draw:text-style-name="P41" svg:width="0.4276in" svg:height="0.4276in" svg:x="0.1016in" svg:y="2.4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style-name="gr5" svg:width="0.9898in" svg:height="0.1925in" svg:x="-0.0547in" svg:y="1.8118in"><draw:text-box><text:p>Cliente</text:p></draw:text-box></draw:frame><draw:line text:anchor-type="paragraph" draw:z-index="18" draw:style-name="gr4" draw:text-style-name="P41" svg:x1="0.5181in" svg:y1="0.8118in" svg:x2="2.2055in" svg:y2="1.8118in"><text:p/></draw:line><draw:line text:anchor-type="paragraph" draw:z-index="17" draw:style-name="gr4" draw:text-style-name="P41" svg:x1="0.372in" svg:y1="1.0409in" svg:x2="2.2366in" svg:y2="2.2492in"><text:p/></draw:line><draw:line text:anchor-type="paragraph" draw:z-index="16" draw:style-name="gr4" draw:text-style-name="P41" svg:x1="0.4661in" svg:y1="0.7492in" svg:x2="2.1953in" svg:y2="1.3327in"><text:p/></draw:line><draw:line text:anchor-type="paragraph" draw:z-index="15" draw:style-name="gr4" draw:text-style-name="P41" svg:x1="0.4661in" svg:y1="0.5307in" svg:x2="2.2059in" svg:y2="0.9059in"><text:p/></draw:line><draw:line text:anchor-type="paragraph" draw:z-index="14" draw:style-name="gr4" draw:text-style-name="P41" svg:x1="0.5492in" svg:y1="0.2492in" svg:x2="2.2264in" svg:y2="0.0409in"><text:p/></draw:line><draw:line text:anchor-type="paragraph" draw:z-index="13" draw:style-name="gr4" draw:text-style-name="P41" svg:x1="0.5701in" svg:y1="0.4366in" svg:x2="2.1953in" svg:y2="0.4366in"><text:p/></draw:line><draw:line text:anchor-type="paragraph" draw:z-index="12" draw:style-name="gr4" draw:text-style-name="P41" svg:x1="0.5492in" svg:y1="0.2492in" svg:x2="2.2264in" svg:y2="0.0409in"><text:p/></draw:line><draw:ellipse text:anchor-type="paragraph" draw:z-index="6" draw:style-name="gr3" draw:text-style-name="P41" svg:width="2.5213in" svg:height="0.2295in" svg:x="2.2366in" svg:y="2.1346in"><text:p text:style-name="P41">Visualizar conteúdo</text:p></draw:ellipse><draw:ellipse text:anchor-type="paragraph" draw:z-index="7" draw:style-name="gr3" draw:text-style-name="P41" svg:width="2.5213in" svg:height="0.2295in" svg:x="2.2055in" svg:y="1.6972in"><text:p text:style-name="P41">Editar conteúdo</text:p></draw:ellipse><draw:ellipse text:anchor-type="paragraph" draw:z-index="8" draw:style-name="gr3" draw:text-style-name="P41" svg:width="2.5213in" svg:height="0.2295in" svg:x="2.2055in" svg:y="1.2492in"><text:p text:style-name="P41">Criar conteúdo</text:p></draw:ellipse><draw:ellipse text:anchor-type="paragraph" draw:z-index="9" draw:style-name="gr3" draw:text-style-name="P41" svg:width="2.5213in" svg:height="0.2295in" svg:x="2.2055in" svg:y="0.7909in"><text:p text:style-name="P41">Excluir perfil</text:p></draw:ellipse><draw:ellipse text:anchor-type="paragraph" draw:z-index="10" draw:style-name="gr3" draw:text-style-name="P41" svg:width="2.5213in" svg:height="0.2295in" svg:x="2.1953in" svg:y="0.3118in"><text:p text:style-name="P41">Alterar perfil</text:p></draw:ellipse><draw:line text:anchor-type="paragraph" draw:z-index="5" draw:style-name="gr2" draw:text-style-name="P41" svg:x1="0.2575in" svg:y1="1.2701in" svg:x2="0.4555in" svg:y2="1.572in"><text:p/></draw:line><draw:line text:anchor-type="paragraph" draw:z-index="4" draw:style-name="gr2" draw:text-style-name="P41" svg:x1="0.2579in" svg:y1="1.2701in" svg:x2="0.0181in" svg:y2="1.5929in"><text:p/></draw:line><draw:line text:anchor-type="paragraph" draw:z-index="3" draw:style-name="gr2" draw:text-style-name="P41" svg:x1="0.2575in" svg:y1="0.8744in" svg:x2="0.2575in" svg:y2="1.2701in"><text:p/></draw:line><draw:line text:anchor-type="paragraph" draw:z-index="2" draw:style-name="gr2" draw:text-style-name="P41" svg:x1="-0.1173in" svg:y1="0.8744in" svg:x2="0.7264in" svg:y2="0.8744in"><text:p/></draw:line><draw:line text:anchor-type="paragraph" draw:z-index="1" draw:style-name="gr2" draw:text-style-name="P41" svg:x1="0.2575in" svg:y1="0.5307in" svg:x2="0.2575in" svg:y2="0.8744in"><text:p/></draw:line><draw:custom-shape text:anchor-type="paragraph" draw:z-index="0" draw:style-name="gr1" draw:text-style-name="P41" svg:width="0.4276in" svg:height="0.4276in" svg:x="0.039in" svg:y="0.1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Descrição de 3 casos de uso</text:p>
      <text:p text:style-name="P12"/>
      <text:p text:style-name="P13"><text:span text:style-name="T2">Caso de uso:</text:span> Criar conteúdo</text:p>
      <text:list xml:id="list599943664234889515" text:style-name="L19">
        <text:list-item>
          <text:p text:style-name="P14"><text:span text:style-name="T2">Ator:</text:span> <text:span text:style-name="T4">Cliente</text:span></text:p>
        </text:list-item>
        <text:list-item>
          <text:p text:style-name="P14"><text:span text:style-name="T2">Descrição</text:span>: O <text:span text:style-name="T4">cliente </text:span>cadastra um novo conteúdo novo, atribuindo características para ele.</text:p>
        </text:list-item>
        <text:list-item>
          <text:p text:style-name="P7"><text:span text:style-name="T1">Pré-condições:</text:span></text:p>
        </text:list-item>
      </text:list>
      <text:list xml:id="list6853531461394602212" text:style-name="L24">
        <text:list-item>
          <text:p text:style-name="P18">O <text:span text:style-name="T4">cliente</text:span> deve estar logado em sua conta;</text:p>
        </text:list-item>
        <text:list-item>
          <text:p text:style-name="P17">Não haver outro conteúdo com o mesmo nome e categoria.</text:p>
          <text:p text:style-name="P17"/>
        </text:list-item>
      </text:list>
      <text:list xml:id="list857224828521832725" text:style-name="L26">
        <text:list-item>
          <text:p text:style-name="P19"><text:span text:style-name="T2">Pós-condições:</text:span> Um novo conteúdo é criado e suas informações são armazenadas no banco de dados.</text:p>
        </text:list-item>
        <text:list-item>
          <text:p text:style-name="P4">Fluxo principal:</text:p>
        </text:list-item>
      </text:list>
      <text:list xml:id="list1976150347043002947" text:style-name="L27">
        <text:list-item>
          <text:p text:style-name="P21">O <text:span text:style-name="T4">cliente</text:span> escolhe um nome <text:span text:style-name="T4">uma </text:span>categoria (filme, música, <text:span text:style-name="T4">quadrinho</text:span>, livro, ...) para o conteúdo;</text:p>
        </text:list-item>
        <text:list-item>
          <text:p text:style-name="P20">O sistema <text:span text:style-name="T4">redireciona o cliente para a página de criação do conteúdo</text:span>;</text:p>
        </text:list-item>
        <text:list-item>
          <text:p text:style-name="P20"><text:span text:style-name="T4">O cliente preenche os campos com as características do conteúdo</text:span>;</text:p>
        </text:list-item>
      </text:list>
      <text:p text:style-name="P30">3. <text:s text:c="2"/><text:span text:style-name="T4">O cliente envia os dados para o sistema</text:span>.</text:p>
      <text:p text:style-name="P32">4. <text:s text:c="2"/><text:span text:style-name="T4">O sistema verifica a existência daquele conteúdo.</text:span></text:p>
      <text:p text:style-name="P34">5. <text:s text:c="2"/>a) Se o conteúdo já existir, o sistema exibe uma mensagem avisando o cliente e não cria <text:tab/>o conteúdo</text:p>
      <text:p text:style-name="P34">5. <text:s text:c="2"/>b) Se não existir, o conteúdo é armazenado no sistema.</text:p>
      <text:p text:style-name="P32"/>
      <text:p text:style-name="P25"><text:span text:style-name="T2">Caso de uso:</text:span> <text:span text:style-name="T3">Editar</text:span> conteúdo</text:p>
      <text:list xml:id="list231537885258185" text:continue-list="list599943664234889515" text:style-name="L19">
        <text:list-item>
          <text:p text:style-name="P16"><text:span text:style-name="T2">Ator:</text:span> <text:span text:style-name="T4">Cliente</text:span></text:p>
        </text:list-item>
        <text:list-item>
          <text:p text:style-name="P16"><text:span text:style-name="T2">Descrição</text:span>: O <text:span text:style-name="T4">cliente</text:span> <text:span text:style-name="T3">edita</text:span> um conteúdo, <text:span text:style-name="T3">modificando características dele</text:span>.</text:p>
        </text:list-item>
        <text:list-item>
          <text:p text:style-name="P8"><text:span text:style-name="T1">Pré-condições:</text:span></text:p>
        </text:list-item>
      </text:list>
      <text:list xml:id="list2296282979752980392" text:style-name="L28">
        <text:list-item>
          <text:p text:style-name="P22">O <text:span text:style-name="T3">cliente</text:span> deve estar logado em sua conta;</text:p>
        </text:list-item>
        <text:list-item>
          <text:p text:style-name="P22"><text:span text:style-name="T3">O cliente deve estar na página do conteúdo a ser modificado</text:span>.</text:p>
          <text:p text:style-name="P22"/>
        </text:list-item>
      </text:list>
      <text:list xml:id="list3715678252262670897" text:style-name="L29">
        <text:list-item>
          <text:p text:style-name="P23"><text:span text:style-name="T2">Pós-condições:</text:span> <text:span text:style-name="T3">O conteúdo é modificado, e as alterações são salvas no sistema</text:span></text:p>
        </text:list-item>
        <text:list-item>
          <text:p text:style-name="P5">Fluxo principal:</text:p>
        </text:list-item>
      </text:list>
      <text:list xml:id="list5423938625608420612" text:style-name="L30">
        <text:list-item>
          <text:p text:style-name="P24"><text:span text:style-name="T3">O sistema exibe os campos que o cliente pode modificar</text:span>;</text:p>
        </text:list-item>
        <text:list-item>
          <text:p text:style-name="P24"><text:span text:style-name="T3">O cliente altera o conteúdo dos campos que ele deseja alterar</text:span>;</text:p>
        </text:list-item>
        <text:list-item>
          <text:p text:style-name="P24"><text:span text:style-name="T3">O cliente confirma as alterações</text:span>;</text:p>
        </text:list-item>
      </text:list>
      <text:p text:style-name="P31"><text:span text:style-name="T3">4</text:span>. <text:s text:c="2"/><text:span text:style-name="T3">O sistema valida as alterações feitas</text:span>.</text:p>
      <text:p text:style-name="P34">5. <text:s text:c="2"/>a) Se algum campo não estiver de acordo com o requerido, o usuário é avisado e nada é <text:tab/>salvo no sistema. Volta ao passo 2</text:p>
      <text:p text:style-name="P32">5. <text:s text:c="2"/><text:span text:style-name="T4">b) Se estiver tudo correto, </text:span><text:s/><text:span text:style-name="T4">o</text:span> sistema salva as alterações feitas<text:span text:style-name="T1">.</text:span></text:p>
      <text:p text:style-name="P32"/>
      <text:p text:style-name="P25"><text:span text:style-name="T2">Caso de uso:</text:span> <text:span text:style-name="T3">Visualizar conteúdo</text:span></text:p>
      <text:list xml:id="list231538286596980" text:continue-list="list231537885258185" text:style-name="L19">
        <text:list-item>
          <text:p text:style-name="P15"><text:span text:style-name="T2">Ator:</text:span> <text:span text:style-name="T3">Cliente</text:span></text:p>
        </text:list-item>
        <text:list-item>
          <text:p text:style-name="P15"><text:span text:style-name="T2">Descrição</text:span>: O <text:span text:style-name="T3">cliente visualiza</text:span> um conteúdo.</text:p>
        </text:list-item>
        <text:list-item>
          <text:p text:style-name="P8"><text:span text:style-name="T1">Pré-condições:</text:span></text:p>
        </text:list-item>
      </text:list>
      <text:list xml:id="list2235822518556094634" text:style-name="L31">
        <text:list-item>
          <text:p text:style-name="P29">O cliente deve estar na página inicial do sistema</text:p>
          <text:p text:style-name="P26"/>
        </text:list-item>
      </text:list>
      <text:list xml:id="list798985856135334934" text:style-name="L32">
        <text:list-item>
          <text:p text:style-name="P27"><text:span text:style-name="T2">Pós-condições:</text:span> <text:span text:style-name="T3">A página de visualizaçao do conteúdo é exibida</text:span></text:p>
        </text:list-item>
        <text:list-item>
          <text:p text:style-name="P6">Fluxo principal:</text:p>
        </text:list-item>
      </text:list>
      <text:list xml:id="list7188580931461390178" text:style-name="L33">
        <text:list-item>
          <text:p text:style-name="P28"><text:span text:style-name="T3">O cliente digita na barra de pesquisa uma parte do nome do conteúdo buscado</text:span>;</text:p>
        </text:list-item>
        <text:list-item>
          <text:p text:style-name="P28"><text:span text:style-name="T3">O cliente aperta submete a pesquisa</text:span>;</text:p>
        </text:list-item>
        <text:list-item>
          <text:p text:style-name="P28"><text:soft-page-break/><text:span text:style-name="T3">O sistema exibe a lista de conteúdos que satisfazem a pesquisa</text:span>;</text:p>
        </text:list-item>
      </text:list>
      <text:p text:style-name="P31"><text:span text:style-name="T3">4</text:span>. <text:s text:c="2"/><text:span text:style-name="T3">O cliente clica no conteúdo desejado</text:span>.</text:p>
      <text:p text:style-name="P33">5. <text:s text:c="2"/>O sistema redireciona o <text:span text:style-name="T4">cliente</text:span> para a página de exibição do conteúdo<text:span text:style-name="T1">.</text:span></text:p>
      <text:p text:style-name="P33"/>
      <text:p text:style-name="P33"/>
      <text:p text:style-name="P36">Descrição de 3 histórias de usuário</text:p>
      <text:p text:style-name="P35"/>
      <text:p text:style-name="P35"><text:span text:style-name="T2">1.</text:span> Como um usuário eu quero poder editar informações de um conteúdo para que seja possível adicionar, atualizar ou aprimorar os dados publicados pelo <text:s/>sistema.</text:p>
      <text:p text:style-name="P35"/>
      <text:p text:style-name="P35"><text:span text:style-name="T2">Confirmações</text:span>: As mudanças foram enviadas para revisão.</text:p>
      <text:p text:style-name="P35"/>
      <text:p text:style-name="P35"><text:span text:style-name="T2">2. </text:span>Como um usuário eu quero poder criar conteúdo para que seja possível incrementar o sistema </text:p>
      <text:p text:style-name="P35"/>
      <text:p text:style-name="P35"><text:span text:style-name="T2">Confirmações</text:span>: O conteúdo foi criado.</text:p>
      <text:p text:style-name="P35"/>
      <text:p text:style-name="P35"><text:span text:style-name="T2">3. </text:span>Como um cliente eu quero poder visualizar informações de um conteúdo para que seja possível desfrutar do sistema.</text:p>
      <text:p text:style-name="P35"/>
      <text:p text:style-name="P35"><text:span text:style-name="T2">Confirmações:</text:span> A página do conteúdo requerido foi exibida.</text:p>
      <text:p text:style-name="P35"/>
      <text:p text:style-name="P36">Requesitos não funcionais</text:p>
      <text:p text:style-name="P36"/>
      <text:p text:style-name="P37">O sistema deve ser altamente intuitivo. Não deve-se precisar passar por mais de 5 telas para executar qualquer ação(partindo da página inicial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20:49:24.838041240</meta:creation-date>
    <dc:date>2014-11-28T23:15:36.701952141</dc:date>
    <meta:editing-duration>PT25M29S</meta:editing-duration>
    <meta:editing-cycles>2</meta:editing-cycles>
    <meta:generator>LibreOffice/4.3.3.2$Linux_x86 LibreOffice_project/430m0$Build-2</meta:generator>
    <meta:document-statistic meta:table-count="1" meta:image-count="0" meta:object-count="0" meta:page-count="4" meta:paragraph-count="66" meta:word-count="530" meta:character-count="3121" meta:non-whitespace-character-count="2657"/>
  </office:meta>
</office:document-meta>
</file>